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de7" officeooo:paragraph-rsid="0005bde7"/>
    </style:style>
    <style:style style:name="P2" style:family="paragraph" style:parent-style-name="Standard">
      <style:paragraph-properties fo:text-align="center" style:justify-single-word="false"/>
      <style:text-properties fo:color="#67a6ea" loext:opacity="100%" fo:font-size="16pt" style:text-underline-style="solid" style:text-underline-width="auto" style:text-underline-color="font-color" fo:font-weight="bold" officeooo:rsid="0005bde7" officeooo:paragraph-rsid="0005bde7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cionário de Dados para Projeto Integrador</text:p>
      <text:p text:style-name="P1"/>
      <text:p text:style-name="P1">Aluno: André Cararo Lowcke</text:p>
      <text:p text:style-name="P1"/>
      <text:p text:style-name="P1"/>
      <text:p text:style-name="P1"><text:s/>Tabela: Cliente</text:p>
      <text:p text:style-name="P1">- Descrição: Armazena informações sobre os clientes.</text:p>
      <text:p text:style-name="P1">- Atributos:</text:p>
      <text:p text:style-name="P1"><text:s text:c="2"/>- Id</text:p>
      <text:p text:style-name="P1"><text:s text:c="4"/>- Tipo: INT</text:p>
      <text:p text:style-name="P1"><text:s text:c="4"/>- Tamanho: N/A</text:p>
      <text:p text:style-name="P1"><text:s text:c="4"/>- Descrição: Identificador único do cliente.</text:p>
      <text:p text:style-name="P1"><text:s text:c="4"/>- Chave Primária: Sim</text:p>
      <text:p text:style-name="P1"><text:s text:c="4"/>- Chave Estrangeira: Não</text:p>
      <text:p text:style-name="P1"><text:s text:c="2"/>- Nome</text:p>
      <text:p text:style-name="P1"><text:s text:c="4"/>- Tipo: VARCHAR</text:p>
      <text:p text:style-name="P1"><text:s text:c="4"/>- Tamanho: 100</text:p>
      <text:p text:style-name="P1"><text:s text:c="4"/>- Descrição: Nome do cliente.</text:p>
      <text:p text:style-name="P1"><text:s text:c="4"/>- Chave Primária: Não</text:p>
      <text:p text:style-name="P1"><text:s text:c="4"/>- Chave Estrangeira: Não</text:p>
      <text:p text:style-name="P1"><text:s text:c="2"/>- Telefone</text:p>
      <text:p text:style-name="P1"><text:s text:c="4"/>- Tipo: VARCHAR</text:p>
      <text:p text:style-name="P1"><text:s text:c="4"/>- Tamanho: 20</text:p>
      <text:p text:style-name="P1"><text:s text:c="4"/>- Descrição: Número de telefone do cliente.</text:p>
      <text:p text:style-name="P1"><text:s text:c="4"/>- Chave Primária: Não</text:p>
      <text:p text:style-name="P1"><text:s text:c="4"/>- Chave Estrangeira: Não</text:p>
      <text:p text:style-name="P1"/>
      <text:p text:style-name="P1">Tabela: Serviços Habilitados</text:p>
      <text:p text:style-name="P1">- Descrição: Relaciona clientes aos serviços que eles têm habilitados.</text:p>
      <text:p text:style-name="P1">- Atributos:</text:p>
      <text:p text:style-name="P1"><text:s text:c="2"/>- Id</text:p>
      <text:p text:style-name="P1"><text:s text:c="4"/>- Tipo: INT</text:p>
      <text:p text:style-name="P1"><text:s text:c="4"/>- Tamanho: N/A</text:p>
      <text:p text:style-name="P1"><text:s text:c="4"/>- Descrição: Identificador único do serviço habilitado.</text:p>
      <text:p text:style-name="P1"><text:s text:c="4"/>- Chave Primária: Sim</text:p>
      <text:p text:style-name="P1"><text:s text:c="4"/>- Chave Estrangeira: Não</text:p>
      <text:p text:style-name="P1"><text:s text:c="4"/>- id_cliente</text:p>
      <text:p text:style-name="P1"><text:s text:c="4"/>- Tipo: INT</text:p>
      <text:p text:style-name="P1"><text:s text:c="4"/>- Tamanho: N/A</text:p>
      <text:p text:style-name="P1"><text:s text:c="4"/>- Descrição: Identificador do cliente que possui o serviço.</text:p>
      <text:p text:style-name="P1"><text:s text:c="4"/>- Chave Primária: Não</text:p>
      <text:p text:style-name="P1"><text:s text:c="4"/>- Chave Estrangeira: Sim (referencia Cliente.Id)</text:p>
      <text:p text:style-name="P1"><text:s text:c="3"/>- servico</text:p>
      <text:p text:style-name="P1"><text:s text:c="4"/>- Tipo: INT</text:p>
      <text:p text:style-name="P1"><text:s text:c="4"/>- Tamanho: N/A</text:p>
      <text:p text:style-name="P1"><text:s text:c="4"/>- Descrição: Identificador do serviço habilitado.</text:p>
      <text:p text:style-name="P1"><text:s text:c="4"/>- Chave Primária: Não</text:p>
      <text:p text:style-name="P1"><text:s text:c="4"/>- Chave Estrangeira: Não</text:p>
      <text:p text:style-name="P1"/>
      <text:p text:style-name="P1">Tabela: Conversa</text:p>
      <text:p text:style-name="P1">- Descrição: Armazena as conversas entre clientes e a empresa.</text:p>
      <text:p text:style-name="P1">- Atributos:</text:p>
      <text:p text:style-name="P1"><text:soft-page-break/><text:s text:c="2"/>- id</text:p>
      <text:p text:style-name="P1"><text:s text:c="4"/>- Tipo: INT</text:p>
      <text:p text:style-name="P1"><text:s text:c="4"/>- Tamanho: N/A</text:p>
      <text:p text:style-name="P1"><text:s text:c="4"/>- Descrição: Identificador único da conversa.</text:p>
      <text:p text:style-name="P1"><text:s text:c="4"/>- Chave Primária: Sim</text:p>
      <text:p text:style-name="P1"><text:s text:c="4"/>- Chave Estrangeira: Não</text:p>
      <text:p text:style-name="P1"><text:s text:c="2"/>- id_cliente</text:p>
      <text:p text:style-name="P1"><text:s text:c="4"/>- Tipo: INT</text:p>
      <text:p text:style-name="P1"><text:s text:c="4"/>- Tamanho: N/A</text:p>
      <text:p text:style-name="P1"><text:s text:c="4"/>- Descrição: Identificador do cliente que participou da conversa.</text:p>
      <text:p text:style-name="P1"><text:s text:c="4"/>- Chave Primária: Não</text:p>
      <text:p text:style-name="P1"><text:s text:c="4"/>- Chave Estrangeira: Sim (referencia Cliente.Id)</text:p>
      <text:p text:style-name="P1"><text:s text:c="2"/>- conteudo</text:p>
      <text:p text:style-name="P1"><text:s text:c="4"/>- Tipo: TEXT</text:p>
      <text:p text:style-name="P1"><text:s text:c="4"/>- Tamanho: N/A</text:p>
      <text:p text:style-name="P1"><text:s text:c="4"/>- Descrição: Conteúdo da conversa.</text:p>
      <text:p text:style-name="P1"><text:s text:c="4"/>- Chave Primária: Não</text:p>
      <text:p text:style-name="P1"><text:s text:c="4"/>- Chave Estrangeira: Não</text:p>
      <text:p text:style-name="P1"/>
      <text:p text:style-name="P1">Tabela: Telefone Conversa</text:p>
      <text:p text:style-name="P1">- Descrição: Armazena os números de telefone associados às conversas.</text:p>
      <text:p text:style-name="P1">- Atributos:</text:p>
      <text:p text:style-name="P1"><text:s text:c="2"/>- id</text:p>
      <text:p text:style-name="P1"><text:s text:c="4"/>- Tipo: INT</text:p>
      <text:p text:style-name="P1"><text:s text:c="4"/>- Tamanho: N/A</text:p>
      <text:p text:style-name="P1"><text:s text:c="4"/>- Descrição: Identificador único do telefone da conversa.</text:p>
      <text:p text:style-name="P1"><text:s text:c="4"/>- Chave Primária: Sim</text:p>
      <text:p text:style-name="P1"><text:s text:c="4"/>- Chave Estrangeira: Não</text:p>
      <text:p text:style-name="P1"><text:s text:c="2"/>- id_conversa</text:p>
      <text:p text:style-name="P1"><text:s text:c="4"/>- Tipo: INT</text:p>
      <text:p text:style-name="P1"><text:s text:c="4"/>- Tamanho: N/A</text:p>
      <text:p text:style-name="P1"><text:s text:c="4"/>- Descrição: Identificador da conversa associada.</text:p>
      <text:p text:style-name="P1"><text:s text:c="4"/>- Chave Primária: Não</text:p>
      <text:p text:style-name="P1"><text:s text:c="4"/>- Chave Estrangeira: Sim (referencia Conversa.id)</text:p>
      <text:p text:style-name="P1"><text:s text:c="2"/>- telefone_conversa</text:p>
      <text:p text:style-name="P1"><text:s text:c="4"/>- Tipo: VARCHAR</text:p>
      <text:p text:style-name="P1"><text:s text:c="4"/>- Tamanho: 20</text:p>
      <text:p text:style-name="P1"><text:s text:c="4"/>- Descrição: Número de telefone utilizado na conversa.</text:p>
      <text:p text:style-name="P1"><text:s text:c="4"/>- Chave Primária: Não</text:p>
      <text:p text:style-name="P1"><text:s text:c="4"/>- Chave Estrangeira: Não</text:p>
      <text:p text:style-name="P1"/>
      <text:p text:style-name="P1">Tabela: Recebimento</text:p>
      <text:p text:style-name="P1">- Descrição: Armazena informações sobre os pagamentos que o cliente fez para nossa empresa.</text:p>
      <text:p text:style-name="P1">- Atributos:</text:p>
      <text:p text:style-name="P1"><text:s text:c="2"/>- id</text:p>
      <text:p text:style-name="P1"><text:s text:c="4"/>- Tipo: INT</text:p>
      <text:p text:style-name="P1"><text:s text:c="4"/>- Tamanho: N/A</text:p>
      <text:p text:style-name="P1"><text:s text:c="4"/>- Descrição: Identificador único do recebimento.</text:p>
      <text:p text:style-name="P1"><text:s text:c="4"/>- Chave Primária: Sim</text:p>
      <text:p text:style-name="P1"><text:s text:c="4"/>- Chave Estrangeira: Não</text:p>
      <text:p text:style-name="P1"><text:s text:c="2"/>- **data_recebimento**</text:p>
      <text:p text:style-name="P1"><text:s text:c="4"/>- Tipo: DATETIME</text:p>
      <text:p text:style-name="P1"><text:soft-page-break/><text:s text:c="4"/>- Tamanho: N/A</text:p>
      <text:p text:style-name="P1"><text:s text:c="4"/>- Descrição: Data e hora do recebimento.</text:p>
      <text:p text:style-name="P1"><text:s text:c="4"/>- Chave Primária: Não</text:p>
      <text:p text:style-name="P1"><text:s text:c="4"/>- Chave Estrangeira: Não</text:p>
      <text:p text:style-name="P1"><text:s text:c="2"/>- valor_recebido</text:p>
      <text:p text:style-name="P1"><text:s text:c="4"/>- Tipo: DECIMAL</text:p>
      <text:p text:style-name="P1"><text:s text:c="4"/>- Tamanho: 10,2</text:p>
      <text:p text:style-name="P1"><text:s text:c="4"/>- Descrição: Valor recebido.</text:p>
      <text:p text:style-name="P1"><text:s text:c="4"/>- Chave Primária: Não</text:p>
      <text:p text:style-name="P1"><text:s text:c="4"/>- Chave Estrangeira: Não</text:p>
      <text:p text:style-name="P1"><text:s text:c="2"/>- inicio_habilitado</text:p>
      <text:p text:style-name="P1"><text:s text:c="4"/>- Tipo: DATETIME</text:p>
      <text:p text:style-name="P1"><text:s text:c="4"/>- Tamanho: N/A</text:p>
      <text:p text:style-name="P1"><text:s text:c="4"/>- Descrição: Data e hora de início da habilitação.</text:p>
      <text:p text:style-name="P1"><text:s text:c="4"/>- Chave Primária: Não</text:p>
      <text:p text:style-name="P1"><text:s text:c="4"/>- Chave Estrangeira: Não</text:p>
      <text:p text:style-name="P1"><text:s text:c="2"/>- fim_habilitado</text:p>
      <text:p text:style-name="P1"><text:s text:c="4"/>- Tipo: DATETIME</text:p>
      <text:p text:style-name="P1"><text:s text:c="4"/>- Tamanho: N/A</text:p>
      <text:p text:style-name="P1"><text:s text:c="4"/>- Descrição: Data e hora de fim da habilitação.</text:p>
      <text:p text:style-name="P1"><text:s text:c="4"/>- Chave Primária: Não</text:p>
      <text:p text:style-name="P1"><text:s text:c="4"/>- Chave Estrangeira: Não</text:p>
      <text:p text:style-name="P1"/>
      <text:p text:style-name="P1">Tabela: Pesquisas Salvas Cliente</text:p>
      <text:p text:style-name="P1">- Descrição: Armazena as pesquisas salvas pelos clientes.</text:p>
      <text:p text:style-name="P1">- Atributos:</text:p>
      <text:p text:style-name="P1"><text:s text:c="2"/>- id</text:p>
      <text:p text:style-name="P1"><text:s text:c="4"/>- Tipo: INT</text:p>
      <text:p text:style-name="P1"><text:s text:c="4"/>- Tamanho: N/A</text:p>
      <text:p text:style-name="P1"><text:s text:c="4"/>- Descrição: Identificador único da pesquisa.</text:p>
      <text:p text:style-name="P1"><text:s text:c="4"/>- Chave Primária: Sim</text:p>
      <text:p text:style-name="P1"><text:s text:c="4"/>- Chave Estrangeira: Não</text:p>
      <text:p text:style-name="P1"><text:s text:c="2"/>- id_cliente</text:p>
      <text:p text:style-name="P1"><text:s text:c="4"/>- Tipo: INT</text:p>
      <text:p text:style-name="P1"><text:s text:c="4"/>- Tamanho: N/A</text:p>
      <text:p text:style-name="P1"><text:s text:c="4"/>- Descrição: Identificador do cliente que salvou a pesquisa.</text:p>
      <text:p text:style-name="P1"><text:s text:c="4"/>- Chave Primária: Não</text:p>
      <text:p text:style-name="P1"><text:s text:c="4"/>- Chave Estrangeira: Sim (referencia Cliente.Id)</text:p>
      <text:p text:style-name="P1"><text:s text:c="2"/>- consulta_feita</text:p>
      <text:p text:style-name="P1"><text:s text:c="4"/>- Tipo: TEXT</text:p>
      <text:p text:style-name="P1"><text:s text:c="4"/>- Tamanho: N/A</text:p>
      <text:p text:style-name="P1"><text:s text:c="4"/>- Descrição: Descrição da consulta realizada.</text:p>
      <text:p text:style-name="P1"><text:s text:c="4"/>- Chave Primária: Não</text:p>
      <text:p text:style-name="P1"><text:s text:c="4"/>- Chave Estrangeira: Nã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0:20:10.052000000</meta:creation-date>
    <dc:date>2024-08-05T04:11:12.512000000</dc:date>
    <meta:editing-duration>PT9M10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3" meta:paragraph-count="140" meta:word-count="563" meta:character-count="3812" meta:non-whitespace-character-count="2945"/>
  </office:meta>
</office:document-meta>
</file>